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rsid="00072f3f" officeooo:paragraph-rsid="00072f3f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72f3f" officeooo:paragraph-rsid="00072f3f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72f3f" officeooo:paragraph-rsid="00072f3f" style:font-size-asian="15.75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Text_20_body">
      <style:text-properties officeooo:paragraph-rsid="00072f3f"/>
    </style:style>
    <style:style style:name="P8" style:family="paragraph" style:parent-style-name="Text_20_body">
      <style:text-properties style:text-underline-style="none" officeooo:paragraph-rsid="00072f3f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text-properties style:text-underline-style="solid" style:text-underline-width="auto" style:text-underline-color="font-color" officeooo:rsid="00093de4" officeooo:paragraph-rsid="00093de4"/>
    </style:style>
    <style:style style:name="P11" style:family="paragraph" style:parent-style-name="Text_20_body">
      <style:text-properties officeooo:paragraph-rsid="00072f3f"/>
    </style:style>
    <style:style style:name="P12" style:family="paragraph" style:parent-style-name="Text_20_body">
      <style:text-properties style:text-underline-style="none" officeooo:rsid="00093de4" officeooo:paragraph-rsid="00093de4"/>
    </style:style>
    <style:style style:name="P13" style:family="paragraph" style:parent-style-name="Text_20_body" style:list-style-name="L1">
      <style:text-properties style:text-underline-style="none" officeooo:rsid="00093de4" officeooo:paragraph-rsid="00093de4"/>
    </style:style>
    <style:style style:name="P1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72f3f" officeooo:paragraph-rsid="00072f3f"/>
    </style:style>
    <style:style style:name="P15" style:family="paragraph" style:parent-style-name="Heading_20_1">
      <style:paragraph-properties fo:break-before="page"/>
      <style:text-properties officeooo:rsid="00072f3f" officeooo:paragraph-rsid="00072f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2f3f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BE - Programmation Système et Concurren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API de communication entre threads</text:p>
      <text:p text:style-name="P2"/>
      <text:p text:style-name="P5">Desert-Legendre Léopold &amp; Buisan Guilhem</text:p>
      <text:p text:style-name="P6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106_906937150" text:style-name="Index_20_Link" text:visited-style-name="Index_20_Link">I-Analyse du problème<text:tab/>3</text:a></text:p>
          <text:p text:style-name="P9"><text:a xlink:type="simple" xlink:href="#__RefHeading__108_906937150" text:style-name="Index_20_Link" text:visited-style-name="Index_20_Link">II-Étude technique<text:tab/>4</text:a></text:p>
          <text:p text:style-name="P9"><text:a xlink:type="simple" xlink:href="#__RefHeading__110_906937150" text:style-name="Index_20_Link" text:visited-style-name="Index_20_Link">III-Dossier de tests<text:tab/>5</text:a></text:p>
        </text:index-body>
      </text:table-of-content>
      <text:p text:style-name="P4"/>
      <text:h text:style-name="P14" text:outline-level="1"><text:bookmark-start text:name="__RefHeading__106_906937150"/>I-Analyse du problème<text:bookmark-end text:name="__RefHeading__106_906937150"/></text:h>
      <text:p text:style-name="P7"/>
      <text:p text:style-name="P8"/>
      <text:h text:style-name="P14" text:outline-level="1"><text:bookmark-start text:name="__RefHeading__108_906937150"/>II-Étude technique<text:bookmark-end text:name="__RefHeading__108_906937150"/></text:h>
      <text:p text:style-name="P7"/>
      <text:p text:style-name="P12">Notre API comportera 6 fonctions :</text:p>
      <text:list xml:id="list1837410400296547766" text:style-name="L1">
        <text:list-item>
          <text:p text:style-name="P13">int initMsg(int nombremax) : Permet la création du service (thread, mémoire, mutex, …). Doit être appelé avant toute autre fonction de l'API.</text:p>
          <text:p text:style-name="P10">Argument <text:span text:style-name="T3">: nombremax : Nombre maximal de threads pouvant être abonné au service.</text:span></text:p>
          <text:p text:style-name="P10">Retour <text:span text:style-name="T3">: </text:span></text:p>
          <text:list>
            <text:list-item>
              <text:p text:style-name="P10"><text:span text:style-name="T3">0 : service lancé</text:span></text:p>
            </text:list-item>
            <text:list-item>
              <text:p text:style-name="P10"><text:span text:style-name="T3">-1 : service déjà lancé</text:span></text:p>
            </text:list-item>
            <text:list-item>
              <text:p text:style-name="P10"><text:span text:style-name="T3">-2 : erreurs techniques (TODO : A DEVELOPER)</text:span></text:p>
            </text:list-item>
          </text:list>
          <text:p text:style-name="P10"><text:span text:style-name="T3"/></text:p>
        </text:list-item>
      </text:list>
      <text:h text:style-name="P15" text:outline-level="1"><text:bookmark-start text:name="__RefHeading__110_906937150"/><text:span text:style-name="T2">I</text:span><text:span text:style-name="T1">II-Dossier de tests</text:span><text:bookmark-end text:name="__RefHeading__110_90693715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4:22:52.643907798</meta:creation-date>
    <dc:date>2015-11-06T15:17:12.145578477</dc:date>
    <meta:editing-duration>PT8M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9" meta:word-count="107" meta:character-count="621" meta:non-whitespace-character-count="538"/>
  </office:meta>
</office:document-meta>
</file>